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ConfigWizard.TriplesecConfigWizard( final TriplesecConfigSettings model , IWizardStep [ ] wizardStep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7">
            <text:p text:style-name="Table_20_Contents">137</text:p>
          </table:table-cell>
        </table:table-row>
        <table:table-row>
          <table:table-cell office:value-type="string">
            <text:p text:style-name="Table_20_Contents">TriplesecConfigWizard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Wizard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